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cdfba" officeooo:paragraph-rsid="000cdfba"/>
    </style:style>
    <style:style style:name="P2" style:family="paragraph" style:parent-style-name="Standard" style:list-style-name="L1">
      <style:text-properties officeooo:rsid="000e8258" officeooo:paragraph-rsid="000e8258"/>
    </style:style>
    <style:style style:name="P3" style:family="paragraph" style:parent-style-name="Standard" style:list-style-name="L1">
      <style:text-properties officeooo:rsid="000f9cec" officeooo:paragraph-rsid="000f9cec"/>
    </style:style>
    <style:style style:name="P4" style:family="paragraph" style:parent-style-name="Standard" style:list-style-name="L1">
      <style:text-properties officeooo:rsid="00104201" officeooo:paragraph-rsid="00104201"/>
    </style:style>
    <style:style style:name="P5" style:family="paragraph" style:parent-style-name="Standard" style:list-style-name="L1">
      <style:text-properties officeooo:rsid="00116b80" officeooo:paragraph-rsid="00116b80"/>
    </style:style>
    <style:style style:name="T1" style:family="text">
      <style:text-properties officeooo:rsid="000e825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675519271109460474" text:style-name="L1">
        <text:list-item>
          <text:p text:style-name="P1">mobile web app</text:p>
          <text:list>
            <text:list-item>
              <text:p text:style-name="P1">actually a web page</text:p>
            </text:list-item>
            <text:list-item>
              <text:p text:style-name="P1">runs in a browser on mobile device</text:p>
            </text:list-item>
            <text:list-item>
              <text:p text:style-name="P1">easier to install</text:p>
            </text:list-item>
          </text:list>
        </text:list-item>
        <text:list-item>
          <text:p text:style-name="P1">native mobile app</text:p>
          <text:list>
            <text:list-item>
              <text:p text:style-name="P1">actually binary execu<text:span text:style-name="T1">t</text:span>able</text:p>
            </text:list-item>
            <text:list-item>
              <text:p text:style-name="P1">sto<text:span text:style-name="T1">r</text:span>ed and runs on mobile device</text:p>
            </text:list-item>
            <text:list-item>
              <text:p text:style-name="P1">downloaded and installed from an app store</text:p>
            </text:list-item>
            <text:list-item>
              <text:p text:style-name="P1">better performance</text:p>
            </text:list-item>
          </text:list>
        </text:list-item>
        <text:list-item>
          <text:p text:style-name="P2">== vs ===</text:p>
          <text:list>
            <text:list-item>
              <text:p text:style-name="P2">=== requires exact equality ('40' !==40)</text:p>
            </text:list-item>
          </text:list>
        </text:list-item>
        <text:list-item>
          <text:p text:style-name="P2">Functions are objects</text:p>
          <text:list>
            <text:list-item>
              <text:p text:style-name="P2">Can be passed around like C pointers</text:p>
            </text:list-item>
          </text:list>
        </text:list-item>
        <text:list-item>
          <text:p text:style-name="P2">When a function is called, it can define more functions inside of it</text:p>
        </text:list-item>
        <text:list-item>
          <text:p text:style-name="P2">Can assign functions to be members of associative array</text:p>
        </text:list-item>
        <text:list-item>
          <text:p text:style-name="P3">When a function is invoked it can access any variable that was in scope</text:p>
          <text:list>
            <text:list-item>
              <text:p text:style-name="P3">If var available at function creating, should be available when called</text:p>
            </text:list-item>
          </text:list>
        </text:list-item>
        <text:list-item>
          <text:p text:style-name="P4">Good closure</text:p>
          <text:list>
            <text:list-item>
              <text:p text:style-name="P4">When you want to create private or temp variables</text:p>
            </text:list-item>
          </text:list>
        </text:list-item>
        <text:list-item>
          <text:p text:style-name="P4">Namesless functions to avoid polluting namespace</text:p>
        </text:list-item>
        <text:list-item>
          <text:p text:style-name="P5">Bad closure happenswhen different functions call same variable</text:p>
          <text:list>
            <text:list-item>
              <text:p text:style-name="P5">Not copied, they are shared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4T17:58:24.980150035</meta:creation-date>
    <dc:date>2014-04-04T22:44:56.135000000</dc:date>
    <meta:editing-duration>PT44M50S</meta:editing-duration>
    <meta:editing-cycles>4</meta:editing-cycles>
    <meta:generator>LibreOffice/4.2.0.4$Windows_x86 LibreOffice_project/05dceb5d363845f2cf968344d7adab8dcfb2ba71</meta:generator>
    <meta:document-statistic meta:table-count="0" meta:image-count="0" meta:object-count="0" meta:page-count="1" meta:paragraph-count="22" meta:word-count="156" meta:character-count="809" meta:non-whitespace-character-count="697"/>
  </office:meta>
</office:document-meta>
</file>